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transparent" fo:color="#000000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8.00pt" fo:font-weight="bold" fo:font-family="'Liberation Serif'" style:font-family-asian="'Liberation Serif'" style:font-family-complex="'Liberation Serif'" fo:background-color="transparent" fo:color="#000000"/>
    </style:style>
    <style:style style:name="T5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8.00pt" fo:font-weight="bold" fo:font-family="'Liberation Serif'" style:font-family-asian="'Liberation Serif'" style:font-family-complex="'Liberation Serif'" fo:background-color="transparent" fo:color="#000000"/>
    </style:style>
    <style:style style:name="T7" style:family="text">
      <style:text-properties fo:font-size="16.50pt" fo:font-weight="bold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6.50pt" fo:font-weight="bold" fo:font-family="Calibri" style:font-family-asian="Calibri" style:font-family-complex="Calibri" fo:background-color="transparent" fo:color="#000000"/>
    </style:style>
    <style:style style:name="T9" style:family="text">
      <style:text-properties fo:font-size="16.50pt" fo:font-weight="bold" fo:font-family="'Liberation Serif'" style:font-family-asian="'Liberation Serif'" style:font-family-complex="'Liberation Serif'" fo:background-color="transparent" fo:color="#000000"/>
    </style:style>
    <style:style style:name="T10" style:family="text">
      <style:text-properties fo:font-size="16.50pt" fo:font-weight="bold" fo:font-family="Calibri" style:font-family-asian="Calibri" style:font-family-complex="Calibri" fo:background-color="transparent" fo:color="#000000"/>
    </style:style>
    <style:style style:name="T11" style:family="text">
      <style:text-properties fo:font-size="16.50pt" fo:font-weight="bold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6.50pt" fo:font-weight="bold" fo:font-family="Calibri" style:font-family-asian="Calibri" style:font-family-complex="Calibri" fo:background-color="transparent" fo:color="#000000"/>
    </style:style>
    <style:style style:name="T13" style:family="text">
      <style:text-properties fo:font-size="16.50pt" fo:font-weight="bold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15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9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22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23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25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28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0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4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6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54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55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8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8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8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8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8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9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9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9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9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9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0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0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0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0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0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1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1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1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16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117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118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2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2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2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2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2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3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3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3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3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3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4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4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4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4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4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5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5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5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5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5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6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6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6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6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6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7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7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7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7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7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8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8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8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8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8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9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9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9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9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19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0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0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0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0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0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1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1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1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1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1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2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2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2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2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2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3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3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3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3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3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4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4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4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4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4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5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5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5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5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5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6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263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264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265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266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267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268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26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7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7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7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7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7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8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8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8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8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8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9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29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294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295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296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297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298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299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0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0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0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0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0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0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1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1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1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15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16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17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18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19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20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2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2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2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2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2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2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3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3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3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3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3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40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41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42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43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44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45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4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4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5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5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5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5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5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5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6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6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6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6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6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7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373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74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75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76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77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378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37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8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8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8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8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8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8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9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9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9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9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39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39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0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02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03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04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05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0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0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1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1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1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1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1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1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1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1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2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2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2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2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2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2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27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28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29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30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31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32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33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34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3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3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3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3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3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4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4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4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4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4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4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4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4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4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4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5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5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5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5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5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5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5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5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5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5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60" style:family="text">
      <style:text-properties fo:font-size="12.00pt" fo:font-weight="normal" fo:font-family="'Tempora LGC Uni'" style:font-family-asian="'Tempora LGC Uni'" style:font-family-complex="'Tempora LGC Uni'" fo:background-color="transparent" style:use-window-font-color="true"/>
    </style:style>
    <style:style style:name="T461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462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463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464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65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66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67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68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469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47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7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7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7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7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7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7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7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7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7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8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8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8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8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8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8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8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8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8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8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9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9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9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9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9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9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9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9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49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49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0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0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0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03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504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505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506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50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0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0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1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1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1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1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1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1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1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1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1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1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2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2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2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2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2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2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2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2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2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2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3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3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3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3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3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3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3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3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3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3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4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4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4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4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4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4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4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4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4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4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5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5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5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5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5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5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5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5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58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559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560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561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56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6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6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6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6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6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6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6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7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7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7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7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7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7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7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7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7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7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8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8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8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8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8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8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8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8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8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8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9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9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9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9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9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9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9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9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59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59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0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0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0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0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0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0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0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0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0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0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1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1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1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1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1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1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1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1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1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1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2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21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622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623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624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625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626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62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2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2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3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3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3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3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3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3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3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3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3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3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4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4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4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4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4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4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4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4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4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4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5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5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5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5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5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5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56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57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58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59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60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61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62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63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64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65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66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667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668" style:family="text">
      <style:text-properties fo:font-size="12.00pt" fo:font-weight="bold" fo:font-family="Calibri" style:font-family-asian="Calibri" style:font-family-complex="Calibri" fo:background-color="transparent" fo:color="#0f1115"/>
    </style:style>
    <style:style style:name="T669" style:family="text">
      <style:text-properties fo:font-size="12.00pt" fo:font-weight="bold" fo:font-family="'Tempora LGC Uni'" style:font-family-asian="'Tempora LGC Uni'" style:font-family-complex="'Tempora LGC Uni'" fo:background-color="transparent" fo:color="#0f1115"/>
    </style:style>
    <style:style style:name="T67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7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7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7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7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7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7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7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7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7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8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8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8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8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8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8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8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8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8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8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9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9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9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9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9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9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9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9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69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69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0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0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0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0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0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05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06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07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08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09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10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11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12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13" style:family="text">
      <style:text-properties fo:font-size="12.00pt" fo:font-weight="normal" fo:font-family="Calibri" style:font-family-asian="Calibri" style:font-family-complex="Calibri" fo:background-color="transparent" fo:color="#0f1115"/>
    </style:style>
    <style:style style:name="T714" style:family="text">
      <style:text-properties fo:font-size="12.00pt" fo:font-weight="normal" fo:font-family="'Tempora LGC Uni'" style:font-family-asian="'Tempora LGC Uni'" style:font-family-complex="'Tempora LGC Uni'" fo:background-color="transparent" fo:color="#0f1115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6.50pt" fo:font-weight="bold" fo:font-family="Calibri" style:font-family-asian="Calibri" style:font-family-complex="Calibri" fo:background-color="transparent" fo:color="#000000"/>
    </style:style>
    <style:style style:name="T717" style:family="text">
      <style:text-properties fo:font-size="16.50pt" fo:font-weight="bold" fo:font-family="'Liberation Serif'" style:font-family-asian="'Liberation Serif'" style:font-family-complex="'Liberation Serif'" fo:background-color="transparent" fo:color="#000000"/>
    </style:style>
    <style:style style:name="T718" style:family="text">
      <style:text-properties fo:font-size="16.50pt" fo:font-weight="bold" fo:font-family="Calibri" style:font-family-asian="Calibri" style:font-family-complex="Calibri" fo:background-color="transparent" fo:color="#000000"/>
    </style:style>
    <style:style style:name="T719" style:family="text">
      <style:text-properties fo:font-size="16.50pt" fo:font-weight="bold" fo:font-family="'Liberation Serif'" style:font-family-asian="'Liberation Serif'" style:font-family-complex="'Liberation Serif'" fo:background-color="transparent" fo:color="#000000"/>
    </style:style>
    <style:style style:name="T720" style:family="text">
      <style:text-properties fo:font-size="16.50pt" fo:font-weight="bold" fo:font-family="Calibri" style:font-family-asian="Calibri" style:font-family-complex="Calibri" fo:background-color="transparent" fo:color="#000000"/>
    </style:style>
    <style:style style:name="T721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22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23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24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25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26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28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0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2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4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6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8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0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2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4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6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8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49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50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51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52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53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54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55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56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58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0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64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65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66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67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68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69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70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71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73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74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75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76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77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78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79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80" style:family="text">
      <style:text-properties fo:font-size="15.00pt" fo:font-weight="bold" fo:font-family="Calibri" style:font-family-asian="Calibri" style:font-family-complex="Calibri" fo:background-color="transparent" fo:color="#000000"/>
    </style:style>
    <style:style style:name="T781" style:family="text">
      <style:text-properties fo:font-size="15.00pt" fo:font-weight="bold" fo:font-family="'Liberation Serif'" style:font-family-asian="'Liberation Serif'" style:font-family-complex="'Liberation Serif'" fo:background-color="transparent" fo:color="#000000"/>
    </style:style>
    <style:style style:name="T7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83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85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87" style:family="text">
      <style:text-properties fo:font-size="12.00pt" fo:font-weight="normal" fo:font-family="'Tempora LGC Uni'" style:font-family-asian="'Tempora LGC Uni'" style:font-family-complex="'Tempora LGC Uni'" fo:background-color="transparent" fo:color="#000000"/>
    </style:style>
    <style:style style:name="T7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center" fo:margin-top="24.00pt" fo:margin-bottom="12.00pt"/>
    </style:style>
    <style:style style:name="P3" style:family="paragraph">
      <style:paragraph-properties fo:line-height="100.00%" fo:text-align="left" fo:margin-top="24.00pt" fo:margin-bottom="12.00pt"/>
    </style:style>
    <style:style style:name="P4" style:family="paragraph">
      <style:paragraph-properties fo:line-height="115.00%" fo:text-align="left" fo:margin-top="12.00pt" fo:margin-bottom="12.00pt"/>
    </style:style>
    <style:style style:name="P5" style:family="paragraph">
      <style:paragraph-properties fo:line-height="100.00%" fo:text-align="left" fo:margin-top="24.00pt" fo:margin-bottom="12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 fo:margin-top="24.00pt" fo:margin-bottom="12.00pt"/>
    </style:style>
    <style:style style:name="P9" style:family="paragraph">
      <style:paragraph-properties fo:line-height="115.00%" fo:text-align="left" fo:margin-top="12.00pt" fo:margin-bottom="12.00pt"/>
    </style:style>
    <style:style style:name="P10" style:family="paragraph">
      <style:paragraph-properties fo:line-height="100.00%" fo:text-align="left" fo:margin-top="24.00pt" fo:margin-bottom="12.00p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left="-18.00pt" fo:text-indent="18.00pt"/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00.00%" fo:text-align="left" fo:margin-top="24.00pt" fo:margin-bottom="12.00p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left="-18.00pt" fo:text-indent="18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top="24.00pt" fo:margin-bottom="12.00p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 fo:margin-left="-18.00pt" fo:text-indent="18.00pt"/>
    </style:style>
    <style:style style:name="P18" style:family="paragraph">
      <style:paragraph-properties fo:line-height="115.00%" fo:text-align="left" fo:margin-bottom="7.00pt"/>
    </style:style>
    <style:style style:name="P19" style:family="paragraph">
      <style:paragraph-properties fo:line-height="100.00%" fo:text-align="left" fo:margin-top="24.00pt" fo:margin-bottom="12.00pt"/>
    </style:style>
    <style:style style:name="P20" style:family="paragraph">
      <style:paragraph-properties fo:line-height="115.00%" fo:text-align="left" fo:margin-bottom="6.00pt"/>
    </style:style>
    <style:style style:name="P21" style:family="paragraph">
      <style:paragraph-properties fo:line-height="115.00%" fo:text-align="left" fo:margin-top="12.00pt" fo:margin-bottom="12.00pt"/>
    </style:style>
    <style:style style:name="P22" style:family="paragraph">
      <style:paragraph-properties fo:line-height="115.00%" fo:text-align="left" fo:margin-top="12.00pt"/>
    </style:style>
    <style:style style:name="P23" style:family="paragraph">
      <style:paragraph-properties fo:line-height="115.00%" fo:text-align="left" fo:margin-bottom="6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24.00pt" fo:margin-bottom="12.00pt"/>
    </style:style>
    <style:style style:name="P26" style:family="paragraph">
      <style:paragraph-properties fo:line-height="100.00%" fo:text-align="center" fo:margin-top="24.00pt" fo:margin-bottom="12.00pt"/>
    </style:style>
    <style:style style:name="P27" style:family="paragraph">
      <style:paragraph-properties fo:line-height="100.00%" fo:text-align="left" fo:margin-top="24.00pt" fo:margin-bottom="12.00p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15.00%" fo:text-align="left" fo:margin-left="-18.00pt" fo:text-indent="18.00pt"/>
    </style:style>
    <style:style style:name="P29" style:family="paragraph">
      <style:paragraph-properties fo:line-height="100.00%" fo:text-align="left" fo:margin-top="24.00pt" fo:margin-bottom="12.00p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15.00%" fo:text-align="left" fo:margin-left="-18.00pt" fo:text-indent="18.00pt"/>
    </style:style>
    <style:style style:name="P31" style:family="paragraph">
      <style:paragraph-properties fo:line-height="115.00%" fo:text-align="left"/>
    </style:style>
    <style:style style:name="P32" style:family="paragraph">
      <style:paragraph-properties fo:line-height="100.00%" fo:text-align="left" fo:margin-top="24.00pt" fo:margin-bottom="12.00pt"/>
    </style:style>
    <text:list-style style:name="L3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" style:family="paragraph">
      <style:paragraph-properties fo:line-height="115.00%" fo:text-align="left" fo:margin-left="-18.00pt" fo:text-indent="18.00pt"/>
    </style:style>
    <style:style style:name="P34" style:family="paragraph">
      <style:paragraph-properties fo:line-height="100.00%" fo:text-align="left" fo:margin-top="24.00pt" fo:margin-bottom="12.00pt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15.00%" fo:text-align="left" fo:margin-left="-18.00pt" fo:text-indent="18.00pt"/>
    </style:style>
    <style:style style:name="P36" style:family="paragraph">
      <style:paragraph-properties fo:line-height="100.00%" fo:text-align="center"/>
    </style:style>
  </office:automatic-styles>
  <office:body>
    <office:text>
      <text:p text:style-name="P1"><text:span text:style-name="T1">Документация</text:span><text:span text:style-name="T2"><text:s/></text:span><text:span text:style-name="T3">проекта</text:span><text:span text:style-name="T4">:<text:s/></text:span><text:span text:style-name="T5">Кликер</text:span><text:span text:style-name="T6"><text:s/></text:span></text:p>
      <text:p text:style-name="P2"><text:span text:style-name="T7">1.<text:s/></text:span><text:span text:style-name="T8">Техническое</text:span><text:span text:style-name="T9"><text:s/></text:span><text:span text:style-name="T10">задание</text:span><text:span text:style-name="T11"><text:s/>(</text:span><text:span text:style-name="T12">ТЗ</text:span><text:span text:style-name="T13">)</text:span></text:p>
      <text:p text:style-name="P3"><text:span text:style-name="T14">Название</text:span><text:span text:style-name="T15"><text:s/></text:span><text:span text:style-name="T16">проекта</text:span></text:p>
      <text:p text:style-name="P4"><text:span text:style-name="T17">Кликер</text:span><text:span text:style-name="T18"><text:s/>(Clicker Game)</text:span></text:p>
      <text:p text:style-name="P5"><text:span text:style-name="T19">Состав</text:span><text:span text:style-name="T20"><text:s/></text:span><text:span text:style-name="T21">команды</text:span><text:span text:style-name="T22"><text:s/></text:span><text:span text:style-name="T23">и</text:span><text:span text:style-name="T24"><text:s/></text:span><text:span text:style-name="T25">роли</text:span></text:p>
      <text:p text:style-name="P6"><text:span text:style-name="T26">Б</text:span><text:span text:style-name="T27">илин</text:span><text:span text:style-name="T28"><text:s/></text:span><text:span text:style-name="T29">Тимофей</text:span><text:span text:style-name="T30">:</text:span><text:span text:style-name="T31"> </text:span><text:span text:style-name="T32">Project Manager, Game Designer, Backend/Frontend Developer, QA Tester.</text:span></text:p>
      <text:p text:style-name="P6"><text:span text:style-name="T33">Илюха</text:span><text:span text:style-name="T34"><text:s/></text:span><text:span text:style-name="T35">Монеси</text:span><text:span text:style-name="T36">:</text:span><text:span text:style-name="T37"> (</text:span><text:span text:style-name="T38">Требуется</text:span><text:span text:style-name="T39"><text:s/></text:span><text:span text:style-name="T40">уточнение</text:span><text:span text:style-name="T41"><text:s/></text:span><text:span text:style-name="T42">и</text:span><text:span text:style-name="T43"><text:s/></text:span><text:span text:style-name="T44">распределение</text:span><text:span text:style-name="T45"><text:s/></text:span><text:span text:style-name="T46">задач</text:span><text:span text:style-name="T47">.<text:s/></text:span><text:span text:style-name="T48">Возможные</text:span><text:span text:style-name="T49"><text:s/></text:span><text:span text:style-name="T50">роли</text:span><text:span text:style-name="T51">: UI/UX Designer, Sound Designer, Marketing Specialist, Co-Developer).</text:span></text:p>
      <text:p text:style-name="P6"><text:span text:style-name="T52"/></text:p>
      <text:p text:style-name="P7"><text:span text:style-name="T52"/></text:p>
      <text:p text:style-name="P8"><text:span text:style-name="T53">Цель</text:span><text:span text:style-name="T54"><text:s/></text:span><text:span text:style-name="T55">проекта</text:span></text:p>
      <text:p text:style-name="P9"><text:span text:style-name="T56">Разработать</text:span><text:span text:style-name="T57"><text:s/></text:span><text:span text:style-name="T58">веб</text:span><text:span text:style-name="T59">-</text:span><text:span text:style-name="T60">игру</text:span><text:span text:style-name="T61"><text:s/></text:span><text:span text:style-name="T62">в</text:span><text:span text:style-name="T63"><text:s/></text:span><text:span text:style-name="T64">жанре</text:span><text:span text:style-name="T65"><text:s/>"</text:span><text:span text:style-name="T66">инкрементальная</text:span><text:span text:style-name="T67"><text:s/></text:span><text:span text:style-name="T68">игра</text:span><text:span text:style-name="T69">" (</text:span><text:span text:style-name="T70">кликер</text:span><text:span text:style-name="T71">),<text:s/></text:span><text:span text:style-name="T72">которая</text:span><text:span text:style-name="T73"><text:s/></text:span><text:span text:style-name="T74">предоставляет</text:span><text:span text:style-name="T75"><text:s/></text:span><text:span text:style-name="T76">пользователям</text:span><text:span text:style-name="T77"><text:s/></text:span><text:span text:style-name="T78">простой</text:span><text:span text:style-name="T79">,<text:s/></text:span><text:span text:style-name="T80">но</text:span><text:span text:style-name="T81"><text:s/></text:span><text:span text:style-name="T82">затягивающий</text:span><text:span text:style-name="T83"><text:s/></text:span><text:span text:style-name="T84">игровой</text:span><text:span text:style-name="T85"><text:s/></text:span><text:span text:style-name="T86">процесс</text:span><text:span text:style-name="T87">,<text:s/></text:span><text:span text:style-name="T88">основанный</text:span><text:span text:style-name="T89"><text:s/></text:span><text:span text:style-name="T90">на</text:span><text:span text:style-name="T91"><text:s/></text:span><text:span text:style-name="T92">совершении</text:span><text:span text:style-name="T93"><text:s/></text:span><text:span text:style-name="T94">кликов</text:span><text:span text:style-name="T95">,<text:s/></text:span><text:span text:style-name="T96">покупке</text:span><text:span text:style-name="T97"><text:s/></text:span><text:span text:style-name="T98">улучшений</text:span><text:span text:style-name="T99"><text:s/></text:span><text:span text:style-name="T100">и</text:span><text:span text:style-name="T101"><text:s/></text:span><text:span text:style-name="T102">достижении</text:span><text:span text:style-name="T103"><text:s/></text:span><text:span text:style-name="T104">целей</text:span><text:span text:style-name="T105">,<text:s/></text:span><text:span text:style-name="T106">вызывающий</text:span><text:span text:style-name="T107"><text:s/></text:span><text:span text:style-name="T108">чувство</text:span><text:span text:style-name="T109"><text:s/></text:span><text:span text:style-name="T110">прогресса</text:span><text:span text:style-name="T111"><text:s/></text:span><text:span text:style-name="T112">и</text:span><text:span text:style-name="T113"><text:s/></text:span><text:span text:style-name="T114">удовлетворения</text:span><text:span text:style-name="T115">.</text:span></text:p>
      <text:p text:style-name="P10"><text:span text:style-name="T116">Задачи</text:span><text:span text:style-name="T117"><text:s/></text:span><text:span text:style-name="T118">проекта</text:span></text:p>
      <text:list text:style-name="L11">
        <text:list-item>
          <text:p text:style-name="P11"><text:span text:style-name="T119">Реализовать</text:span><text:span text:style-name="T120"><text:s/></text:span><text:span text:style-name="T121">базовый</text:span><text:span text:style-name="T122"><text:s/></text:span><text:span text:style-name="T123">игровой</text:span><text:span text:style-name="T124"><text:s/></text:span><text:span text:style-name="T125">цикл</text:span><text:span text:style-name="T126">:<text:s/></text:span><text:span text:style-name="T127">клик</text:span><text:span text:style-name="T128"><text:s/></text:span><text:span text:style-name="T129">по</text:span><text:span text:style-name="T130"><text:s/></text:span><text:span text:style-name="T131">основной</text:span><text:span text:style-name="T132"><text:s/></text:span><text:span text:style-name="T133">кнопке</text:span><text:span text:style-name="T134"><text:s/></text:span><text:span text:style-name="T135">увеличивает</text:span><text:span text:style-name="T136"><text:s/></text:span><text:span text:style-name="T137">счетчик</text:span><text:span text:style-name="T138"><text:s/></text:span><text:span text:style-name="T139">очков</text:span><text:span text:style-name="T140">.</text:span></text:p>
        </text:list-item>
        <text:list-item>
          <text:p text:style-name="P11"><text:span text:style-name="T141">Разработать</text:span><text:span text:style-name="T142"><text:s/></text:span><text:span text:style-name="T143">систему</text:span><text:span text:style-name="T144"><text:s/></text:span><text:span text:style-name="T145">пассивного</text:span><text:span text:style-name="T146"><text:s/></text:span><text:span text:style-name="T147">заработка</text:span><text:span text:style-name="T148">:<text:s/></text:span><text:span text:style-name="T149">покупка</text:span><text:span text:style-name="T150"><text:s/></text:span><text:span text:style-name="T151">и</text:span><text:span text:style-name="T152"><text:s/></text:span><text:span text:style-name="T153">улучшение</text:span><text:span text:style-name="T154"><text:s/></text:span><text:span text:style-name="T155">авто</text:span><text:span text:style-name="T156">-</text:span><text:span text:style-name="T157">кликеров</text:span><text:span text:style-name="T158">,<text:s/></text:span><text:span text:style-name="T159">которые</text:span><text:span text:style-name="T160"><text:s/></text:span><text:span text:style-name="T161">генерируют</text:span><text:span text:style-name="T162"><text:s/></text:span><text:span text:style-name="T163">очки</text:span><text:span text:style-name="T164"><text:s/></text:span><text:span text:style-name="T165">без</text:span><text:span text:style-name="T166"><text:s/></text:span><text:span text:style-name="T167">участия</text:span><text:span text:style-name="T168"><text:s/></text:span><text:span text:style-name="T169">игрока</text:span><text:span text:style-name="T170">.</text:span></text:p>
        </text:list-item>
        <text:list-item>
          <text:p text:style-name="P11"><text:span text:style-name="T171">Создать</text:span><text:span text:style-name="T172"><text:s/></text:span><text:span text:style-name="T173">систему</text:span><text:span text:style-name="T174"><text:s/></text:span><text:span text:style-name="T175">улучшений</text:span><text:span text:style-name="T176"><text:s/></text:span><text:span text:style-name="T177">и</text:span><text:span text:style-name="T178"><text:s/></text:span><text:span text:style-name="T179">бустов</text:span><text:span text:style-name="T180">,<text:s/></text:span><text:span text:style-name="T181">временно</text:span><text:span text:style-name="T182"><text:s/></text:span><text:span text:style-name="T183">или</text:span><text:span text:style-name="T184"><text:s/></text:span><text:span text:style-name="T185">постоянно</text:span><text:span text:style-name="T186"><text:s/></text:span><text:span text:style-name="T187">увеличивающих</text:span><text:span text:style-name="T188"><text:s/></text:span><text:span text:style-name="T189">эффективность</text:span><text:span text:style-name="T190"><text:s/></text:span><text:span text:style-name="T191">кликов</text:span><text:span text:style-name="T192"><text:s/></text:span><text:span text:style-name="T193">или</text:span><text:span text:style-name="T194"><text:s/></text:span><text:span text:style-name="T195">генераторов</text:span><text:span text:style-name="T196">.</text:span></text:p>
        </text:list-item>
        <text:list-item>
          <text:p text:style-name="P11"><text:span text:style-name="T197">Реализовать</text:span><text:span text:style-name="T198"><text:s/></text:span><text:span text:style-name="T199">систему</text:span><text:span text:style-name="T200"><text:s/></text:span><text:span text:style-name="T201">достижений</text:span><text:span text:style-name="T202"><text:s/>(</text:span><text:span text:style-name="T203">ачивок</text:span><text:span text:style-name="T204">)<text:s/></text:span><text:span text:style-name="T205">для</text:span><text:span text:style-name="T206"><text:s/></text:span><text:span text:style-name="T207">поощрения</text:span><text:span text:style-name="T208"><text:s/></text:span><text:span text:style-name="T209">игроков</text:span><text:span text:style-name="T210"><text:s/></text:span><text:span text:style-name="T211">за</text:span><text:span text:style-name="T212"><text:s/></text:span><text:span text:style-name="T213">выполнение</text:span><text:span text:style-name="T214"><text:s/></text:span><text:span text:style-name="T215">определенных</text:span><text:span text:style-name="T216"><text:s/></text:span><text:span text:style-name="T217">действий</text:span><text:span text:style-name="T218"><text:s/>(</text:span><text:span text:style-name="T219">например</text:span><text:span text:style-name="T220">, "</text:span><text:span text:style-name="T221">Сделать</text:span><text:span text:style-name="T222"><text:s/>1000<text:s/></text:span><text:span text:style-name="T223">кликов</text:span><text:span text:style-name="T224">", "</text:span><text:span text:style-name="T225">Купить</text:span><text:span text:style-name="T226"><text:s/>10<text:s/></text:span><text:span text:style-name="T227">улучшений</text:span><text:span text:style-name="T228">").</text:span></text:p>
        </text:list-item>
        <text:list-item>
          <text:p text:style-name="P11"><text:span text:style-name="T229">Обеспечить</text:span><text:span text:style-name="T230"><text:s/></text:span><text:span text:style-name="T231">сохранение</text:span><text:span text:style-name="T232"><text:s/></text:span><text:span text:style-name="T233">игрового</text:span><text:span text:style-name="T234"><text:s/></text:span><text:span text:style-name="T235">прогресса</text:span><text:span text:style-name="T236"><text:s/></text:span><text:span text:style-name="T237">в</text:span><text:span text:style-name="T238"><text:s/></text:span><text:span text:style-name="T239">локальном</text:span><text:span text:style-name="T240"><text:s/></text:span><text:span text:style-name="T241">хранилище</text:span><text:span text:style-name="T242"><text:s/></text:span><text:span text:style-name="T243">браузера</text:span><text:span text:style-name="T244"><text:s/>(localStorage).</text:span></text:p>
        </text:list-item>
        <text:list-item>
          <text:p text:style-name="P11"><text:span text:style-name="T245">Создать</text:span><text:span text:style-name="T246"><text:s/></text:span><text:span text:style-name="T247">интуитивно</text:span><text:span text:style-name="T248"><text:s/></text:span><text:span text:style-name="T249">понятный</text:span><text:span text:style-name="T250"><text:s/></text:span><text:span text:style-name="T251">и</text:span><text:span text:style-name="T252"><text:s/></text:span><text:span text:style-name="T253">визуально</text:span><text:span text:style-name="T254"><text:s/></text:span><text:span text:style-name="T255">приятный</text:span><text:span text:style-name="T256"><text:s/></text:span><text:span text:style-name="T257">пользовательский</text:span><text:span text:style-name="T258"><text:s/></text:span><text:span text:style-name="T259">интерфейс</text:span><text:span text:style-name="T260"><text:s/>(UI).</text:span></text:p>
        </text:list-item>
      </text:list>
      <text:p text:style-name="P12"><text:span text:style-name="T261"/></text:p>
      <text:p text:style-name="P13"><text:span text:style-name="T262">Целевая</text:span><text:span text:style-name="T263"><text:s/></text:span><text:span text:style-name="T264">аудитория</text:span></text:p>
      <text:list text:style-name="L14">
        <text:list-item>
          <text:p text:style-name="P14"><text:span text:style-name="T265">Казуальные</text:span><text:span text:style-name="T266"><text:s/></text:span><text:span text:style-name="T267">геймеры</text:span><text:span text:style-name="T268">:</text:span><text:span text:style-name="T269"> </text:span><text:span text:style-name="T270">Пользователи</text:span><text:span text:style-name="T271">,<text:s/></text:span><text:span text:style-name="T272">ищущие</text:span><text:span text:style-name="T273"><text:s/></text:span><text:span text:style-name="T274">простую</text:span><text:span text:style-name="T275"><text:s/></text:span><text:span text:style-name="T276">игру</text:span><text:span text:style-name="T277"><text:s/></text:span><text:span text:style-name="T278">для</text:span><text:span text:style-name="T279"><text:s/></text:span><text:span text:style-name="T280">коротких</text:span><text:span text:style-name="T281"><text:s/></text:span><text:span text:style-name="T282">игровых</text:span><text:span text:style-name="T283"><text:s/></text:span><text:span text:style-name="T284">сессий</text:span><text:span text:style-name="T285">,<text:s/></text:span><text:span text:style-name="T286">чтобы</text:span><text:span text:style-name="T287"><text:s/></text:span><text:span text:style-name="T288">отвлечься</text:span><text:span text:style-name="T289"><text:s/></text:span><text:span text:style-name="T290">или</text:span><text:span text:style-name="T291"><text:s/></text:span><text:span text:style-name="T292">расслабиться</text:span><text:span text:style-name="T293">.</text:span></text:p>
        </text:list-item>
        <text:list-item>
          <text:p text:style-name="P14"><text:span text:style-name="T294">Любители</text:span><text:span text:style-name="T295"><text:s/></text:span><text:span text:style-name="T296">инкрементальных</text:span><text:span text:style-name="T297"><text:s/></text:span><text:span text:style-name="T298">игр</text:span><text:span text:style-name="T299">:</text:span><text:span text:style-name="T300"> </text:span><text:span text:style-name="T301">Игроки</text:span><text:span text:style-name="T302">,<text:s/></text:span><text:span text:style-name="T303">которым</text:span><text:span text:style-name="T304"><text:s/></text:span><text:span text:style-name="T305">нравится</text:span><text:span text:style-name="T306"><text:s/></text:span><text:span text:style-name="T307">жанр</text:span><text:span text:style-name="T308"><text:s/></text:span><text:span text:style-name="T309">кликеров</text:span><text:span text:style-name="T310"><text:s/></text:span><text:span text:style-name="T311">и</text:span><text:span text:style-name="T312"><text:s/>idle-</text:span><text:span text:style-name="T313">игр</text:span><text:span text:style-name="T314"><text:s/>(Adventure Capitalist, Cookie Clicker).</text:span></text:p>
        </text:list-item>
        <text:list-item>
          <text:p text:style-name="P14"><text:span text:style-name="T315">Широкая</text:span><text:span text:style-name="T316"><text:s/></text:span><text:span text:style-name="T317">интернет</text:span><text:span text:style-name="T318">-</text:span><text:span text:style-name="T319">аудитория</text:span><text:span text:style-name="T320">:</text:span><text:span text:style-name="T321"> </text:span><text:span text:style-name="T322">Проект</text:span><text:span text:style-name="T323"><text:s/></text:span><text:span text:style-name="T324">не</text:span><text:span text:style-name="T325"><text:s/></text:span><text:span text:style-name="T326">требует</text:span><text:span text:style-name="T327"><text:s/></text:span><text:span text:style-name="T328">специальных</text:span><text:span text:style-name="T329"><text:s/></text:span><text:span text:style-name="T330">навыков</text:span><text:span text:style-name="T331">,<text:s/></text:span><text:span text:style-name="T332">подходит</text:span><text:span text:style-name="T333"><text:s/></text:span><text:span text:style-name="T334">для</text:span><text:span text:style-name="T335"><text:s/></text:span><text:span text:style-name="T336">всех</text:span><text:span text:style-name="T337"><text:s/></text:span><text:span text:style-name="T338">возрастов</text:span><text:span text:style-name="T339">.</text:span></text:p>
        </text:list-item>
        <text:list-item>
          <text:p text:style-name="P14"><text:span text:style-name="T340">Студенты</text:span><text:span text:style-name="T341">/</text:span><text:span text:style-name="T342">офисные</text:span><text:span text:style-name="T343"><text:s/></text:span><text:span text:style-name="T344">работники</text:span><text:span text:style-name="T345">:</text:span><text:span text:style-name="T346"> </text:span><text:span text:style-name="T347">Люди</text:span><text:span text:style-name="T348">,<text:s/></text:span><text:span text:style-name="T349">которым</text:span><text:span text:style-name="T350"><text:s/></text:span><text:span text:style-name="T351">нужен</text:span><text:span text:style-name="T352"><text:s/></text:span><text:span text:style-name="T353">легкий</text:span><text:span text:style-name="T354"><text:s/></text:span><text:span text:style-name="T355">цифровой</text:span><text:span text:style-name="T356"><text:s/></text:span><text:span text:style-name="T357">антистресс</text:span><text:span text:style-name="T358"><text:s/></text:span><text:span text:style-name="T359">или</text:span><text:span text:style-name="T360"><text:s/></text:span><text:span text:style-name="T361">фоновая</text:span><text:span text:style-name="T362"><text:s/></text:span><text:span text:style-name="T363">активность</text:span><text:span text:style-name="T364"><text:s/></text:span><text:span text:style-name="T365">во</text:span><text:span text:style-name="T366"><text:s/></text:span><text:span text:style-name="T367">время</text:span><text:span text:style-name="T368"><text:s/></text:span><text:span text:style-name="T369">перерывов</text:span><text:span text:style-name="T370">.</text:span></text:p>
        </text:list-item>
      </text:list>
      <text:p text:style-name="P15"><text:span text:style-name="T371"/></text:p>
      <text:p text:style-name="P16"><text:span text:style-name="T372">Стейкхолдеры</text:span></text:p>
      <text:list text:style-name="L17">
        <text:list-item>
          <text:p text:style-name="P17"><text:span text:style-name="T373">Разработчик</text:span><text:span text:style-name="T374"><text:s/>(</text:span><text:span text:style-name="T375">Билин</text:span><text:span text:style-name="T376"><text:s/></text:span><text:span text:style-name="T377">Тимофей</text:span><text:span text:style-name="T378">):</text:span><text:span text:style-name="T379"> </text:span><text:span text:style-name="T380">Заинтересован</text:span><text:span text:style-name="T381"><text:s/></text:span><text:span text:style-name="T382">в</text:span><text:span text:style-name="T383"><text:s/></text:span><text:span text:style-name="T384">успешной</text:span><text:span text:style-name="T385"><text:s/></text:span><text:span text:style-name="T386">реализации</text:span><text:span text:style-name="T387"><text:s/></text:span><text:span text:style-name="T388">проекта</text:span><text:span text:style-name="T389">,<text:s/></text:span><text:span text:style-name="T390">получении</text:span><text:span text:style-name="T391"><text:s/></text:span><text:span text:style-name="T392">опыта</text:span><text:span text:style-name="T393"><text:s/></text:span><text:span text:style-name="T394">и</text:span><text:span text:style-name="T395"><text:s/></text:span><text:span text:style-name="T396">создании</text:span><text:span text:style-name="T397"><text:s/></text:span><text:span text:style-name="T398">рабочего</text:span><text:span text:style-name="T399"><text:s/></text:span><text:span text:style-name="T400">продукта</text:span><text:span text:style-name="T401">.</text:span></text:p>
        </text:list-item>
        <text:list-item>
          <text:p text:style-name="P17"><text:span text:style-name="T402">Пользователи</text:span><text:span text:style-name="T403"><text:s/>(</text:span><text:span text:style-name="T404">Игроки</text:span><text:span text:style-name="T405">):</text:span><text:span text:style-name="T406"> </text:span><text:span text:style-name="T407">Заинтересованы</text:span><text:span text:style-name="T408"><text:s/></text:span><text:span text:style-name="T409">в</text:span><text:span text:style-name="T410"><text:s/></text:span><text:span text:style-name="T411">увлекательном</text:span><text:span text:style-name="T412">,<text:s/></text:span><text:span text:style-name="T413">стабильно</text:span><text:span text:style-name="T414"><text:s/></text:span><text:span text:style-name="T415">работающем</text:span><text:span text:style-name="T416"><text:s/></text:span><text:span text:style-name="T417">игровом</text:span><text:span text:style-name="T418"><text:s/></text:span><text:span text:style-name="T419">процессе</text:span><text:span text:style-name="T420">,<text:s/></text:span><text:span text:style-name="T421">дающем</text:span><text:span text:style-name="T422"><text:s/></text:span><text:span text:style-name="T423">чувство</text:span><text:span text:style-name="T424"><text:s/></text:span><text:span text:style-name="T425">прогресса</text:span><text:span text:style-name="T426">.</text:span></text:p>
        </text:list-item>
        <text:list-item>
          <text:p text:style-name="P17"><text:span text:style-name="T427">Потенциальный</text:span><text:span text:style-name="T428"><text:s/>"</text:span><text:span text:style-name="T429">заказчик</text:span><text:span text:style-name="T430">" (</text:span><text:span text:style-name="T431">преподаватель</text:span><text:span text:style-name="T432">/</text:span><text:span text:style-name="T433">ментор</text:span><text:span text:style-name="T434">):</text:span><text:span text:style-name="T435"> </text:span><text:span text:style-name="T436">Заинтересован</text:span><text:span text:style-name="T437"><text:s/></text:span><text:span text:style-name="T438">в</text:span><text:span text:style-name="T439"><text:s/></text:span><text:span text:style-name="T440">оценке</text:span><text:span text:style-name="T441"><text:s/></text:span><text:span text:style-name="T442">качества</text:span><text:span text:style-name="T443"><text:s/></text:span><text:span text:style-name="T444">выполнения</text:span><text:span text:style-name="T445"><text:s/></text:span><text:span text:style-name="T446">работы</text:span><text:span text:style-name="T447">,<text:s/></text:span><text:span text:style-name="T448">соблюдении</text:span><text:span text:style-name="T449"><text:s/></text:span><text:span text:style-name="T450">сроков</text:span><text:span text:style-name="T451"><text:s/></text:span><text:span text:style-name="T452">и</text:span><text:span text:style-name="T453"><text:s/></text:span><text:span text:style-name="T454">полноты</text:span><text:span text:style-name="T455"><text:s/></text:span><text:span text:style-name="T456">реализации</text:span><text:span text:style-name="T457"><text:s/></text:span><text:span text:style-name="T458">требований</text:span><text:span text:style-name="T459">.</text:span></text:p>
        </text:list-item>
      </text:list>
      <text:p text:style-name="P18"><text:span text:style-name="T460"><text:line-break/></text:span></text:p>
      <text:p text:style-name="P19"><text:span text:style-name="T461">Функциональные</text:span><text:span text:style-name="T462"><text:s/></text:span><text:span text:style-name="T463">требования</text:span></text:p>
      <text:p text:style-name="P20"><text:span text:style-name="T464">Основной</text:span><text:span text:style-name="T465"><text:s/></text:span><text:span text:style-name="T466">игровой</text:span><text:span text:style-name="T467"><text:s/></text:span><text:span text:style-name="T468">процесс</text:span><text:span text:style-name="T469">:</text:span><text:span text:style-name="T470"> </text:span><text:span text:style-name="T471">Клик</text:span><text:span text:style-name="T472"><text:s/></text:span><text:span text:style-name="T473">по</text:span><text:span text:style-name="T474"><text:s/></text:span><text:span text:style-name="T475">центральной</text:span><text:span text:style-name="T476"><text:s/></text:span><text:span text:style-name="T477">кнопке</text:span><text:span text:style-name="T478"><text:s/></text:span><text:span text:style-name="T479">увеличивает</text:span><text:span text:style-name="T480"><text:s/></text:span><text:span text:style-name="T481">счетчик</text:span><text:span text:style-name="T482"><text:s/></text:span><text:span text:style-name="T483">очков</text:span><text:span text:style-name="T484">.<text:s/></text:span><text:span text:style-name="T485">Текущий</text:span><text:span text:style-name="T486"><text:s/></text:span><text:span text:style-name="T487">баланс</text:span><text:span text:style-name="T488"><text:s/></text:span><text:span text:style-name="T489">отображается</text:span><text:span text:style-name="T490"><text:s/></text:span><text:span text:style-name="T491">на</text:span><text:span text:style-name="T492"><text:s/></text:span><text:span text:style-name="T493">видном</text:span><text:span text:style-name="T494"><text:s/></text:span><text:span text:style-name="T495">месте</text:span><text:span text:style-name="T496"><text:s/></text:span><text:span text:style-name="T497">с</text:span><text:span text:style-name="T498"><text:s/></text:span><text:span text:style-name="T499">поддержкой</text:span><text:span text:style-name="T500"><text:s/></text:span><text:span text:style-name="T501">сокращений</text:span><text:span text:style-name="T502"><text:s/>(K, M, B).</text:span></text:p>
      <text:p text:style-name="P21"><text:span text:style-name="T503">Система</text:span><text:span text:style-name="T504"><text:s/></text:span><text:span text:style-name="T505">улучшений</text:span><text:span text:style-name="T506">:</text:span><text:span text:style-name="T507"> </text:span><text:span text:style-name="T508">Игра</text:span><text:span text:style-name="T509"><text:s/></text:span><text:span text:style-name="T510">должна</text:span><text:span text:style-name="T511"><text:s/></text:span><text:span text:style-name="T512">содержать</text:span><text:span text:style-name="T513"><text:s/></text:span><text:span text:style-name="T514">раздел</text:span><text:span text:style-name="T515"><text:s/></text:span><text:span text:style-name="T516">с</text:span><text:span text:style-name="T517"><text:s/></text:span><text:span text:style-name="T518">улучшениями</text:span><text:span text:style-name="T519">.<text:s/></text:span><text:span text:style-name="T520">Каждое</text:span><text:span text:style-name="T521"><text:s/></text:span><text:span text:style-name="T522">улучшение</text:span><text:span text:style-name="T523"><text:s/></text:span><text:span text:style-name="T524">повышает</text:span><text:span text:style-name="T525"><text:s/></text:span><text:span text:style-name="T526">силу</text:span><text:span text:style-name="T527"><text:s/></text:span><text:span text:style-name="T528">клика</text:span><text:span text:style-name="T529">.<text:s/></text:span><text:span text:style-name="T530">Покупка</text:span><text:span text:style-name="T531"><text:s/></text:span><text:span text:style-name="T532">доступна</text:span><text:span text:style-name="T533"><text:s/></text:span><text:span text:style-name="T534">при</text:span><text:span text:style-name="T535"><text:s/></text:span><text:span text:style-name="T536">достаточном</text:span><text:span text:style-name="T537"><text:s/></text:span><text:span text:style-name="T538">балансе</text:span><text:span text:style-name="T539">,<text:s/></text:span><text:span text:style-name="T540">после</text:span><text:span text:style-name="T541"><text:s/></text:span><text:span text:style-name="T542">чего</text:span><text:span text:style-name="T543"><text:s/></text:span><text:span text:style-name="T544">стоимость</text:span><text:span text:style-name="T545"><text:s/></text:span><text:span text:style-name="T546">улучшения</text:span><text:span text:style-name="T547"><text:s/></text:span><text:span text:style-name="T548">растет</text:span><text:span text:style-name="T549">,<text:s/></text:span><text:span text:style-name="T550">а</text:span><text:span text:style-name="T551"><text:s/></text:span><text:span text:style-name="T552">сила</text:span><text:span text:style-name="T553"><text:s/></text:span><text:span text:style-name="T554">клика</text:span><text:span text:style-name="T555"><text:s/></text:span><text:span text:style-name="T556">увеличивается</text:span><text:span text:style-name="T557">.</text:span></text:p>
      <text:p text:style-name="P21"><text:span text:style-name="T558">Система</text:span><text:span text:style-name="T559"><text:s/></text:span><text:span text:style-name="T560">генераторов</text:span><text:span text:style-name="T561">:</text:span><text:span text:style-name="T562"> </text:span><text:span text:style-name="T563">Игра</text:span><text:span text:style-name="T564"><text:s/></text:span><text:span text:style-name="T565">должна</text:span><text:span text:style-name="T566"><text:s/></text:span><text:span text:style-name="T567">содержать</text:span><text:span text:style-name="T568"><text:s/></text:span><text:span text:style-name="T569">раздел</text:span><text:span text:style-name="T570"><text:s/></text:span><text:span text:style-name="T571">с</text:span><text:span text:style-name="T572"><text:s/></text:span><text:span text:style-name="T573">автоматическими</text:span><text:span text:style-name="T574"><text:s/></text:span><text:span text:style-name="T575">генераторами</text:span><text:span text:style-name="T576"><text:s/></text:span><text:span text:style-name="T577">очков</text:span><text:span text:style-name="T578">.<text:s/></text:span><text:span text:style-name="T579">Генераторы</text:span><text:span text:style-name="T580"><text:s/></text:span><text:span text:style-name="T581">приобретаются</text:span><text:span text:style-name="T582"><text:s/></text:span><text:span text:style-name="T583">за</text:span><text:span text:style-name="T584"><text:s/></text:span><text:span text:style-name="T585">игровую</text:span><text:span text:style-name="T586"><text:s/></text:span><text:span text:style-name="T587">валюту</text:span><text:span text:style-name="T588"><text:s/></text:span><text:span text:style-name="T589">и</text:span><text:span text:style-name="T590"><text:s/></text:span><text:span text:style-name="T591">производят</text:span><text:span text:style-name="T592"><text:s/></text:span><text:span text:style-name="T593">очки</text:span><text:span text:style-name="T594"><text:s/></text:span><text:span text:style-name="T595">каждую</text:span><text:span text:style-name="T596"><text:s/></text:span><text:span text:style-name="T597">секунду</text:span><text:span text:style-name="T598"><text:s/></text:span><text:span text:style-name="T599">без</text:span><text:span text:style-name="T600"><text:s/></text:span><text:span text:style-name="T601">участия</text:span><text:span text:style-name="T602"><text:s/></text:span><text:span text:style-name="T603">игрока</text:span><text:span text:style-name="T604">.<text:s/></text:span><text:span text:style-name="T605">Общий</text:span><text:span text:style-name="T606"><text:s/></text:span><text:span text:style-name="T607">пассивный</text:span><text:span text:style-name="T608"><text:s/></text:span><text:span text:style-name="T609">доход</text:span><text:span text:style-name="T610"><text:s/></text:span><text:span text:style-name="T611">в</text:span><text:span text:style-name="T612"><text:s/></text:span><text:span text:style-name="T613">секунду</text:span><text:span text:style-name="T614"><text:s/></text:span><text:span text:style-name="T615">отображается</text:span><text:span text:style-name="T616"><text:s/></text:span><text:span text:style-name="T617">на</text:span><text:span text:style-name="T618"><text:s/></text:span><text:span text:style-name="T619">экране</text:span><text:span text:style-name="T620">.</text:span></text:p>
      <text:p text:style-name="P21"><text:span text:style-name="T621">Прогресс</text:span><text:span text:style-name="T622"><text:s/></text:span><text:span text:style-name="T623">и</text:span><text:span text:style-name="T624"><text:s/></text:span><text:span text:style-name="T625">сохранение</text:span><text:span text:style-name="T626">:</text:span><text:span text:style-name="T627"> </text:span><text:span text:style-name="T628">Весь</text:span><text:span text:style-name="T629"><text:s/></text:span><text:span text:style-name="T630">игровой</text:span><text:span text:style-name="T631"><text:s/></text:span><text:span text:style-name="T632">прогресс</text:span><text:span text:style-name="T633"><text:s/></text:span><text:span text:style-name="T634">автоматически</text:span><text:span text:style-name="T635"><text:s/></text:span><text:span text:style-name="T636">сохраняется</text:span><text:span text:style-name="T637"><text:s/></text:span><text:span text:style-name="T638">в</text:span><text:span text:style-name="T639"><text:s/>localStorage<text:s/></text:span><text:span text:style-name="T640">браузера</text:span><text:span text:style-name="T641"><text:s/></text:span><text:span text:style-name="T642">и</text:span><text:span text:style-name="T643"><text:s/></text:span><text:span text:style-name="T644">восстанавливается</text:span><text:span text:style-name="T645"><text:s/></text:span><text:span text:style-name="T646">при</text:span><text:span text:style-name="T647"><text:s/></text:span><text:span text:style-name="T648">следующем</text:span><text:span text:style-name="T649"><text:s/></text:span><text:span text:style-name="T650">запуске</text:span><text:span text:style-name="T651">.<text:s/></text:span><text:span text:style-name="T652">Должна</text:span><text:span text:style-name="T653"><text:s/></text:span><text:span text:style-name="T654">быть</text:span><text:span text:style-name="T655"><text:s/></text:span><text:span text:style-name="T656">предусмотрена</text:span><text:span text:style-name="T657"><text:s/></text:span><text:span text:style-name="T658">подтверждаемая</text:span><text:span text:style-name="T659"><text:s/></text:span><text:span text:style-name="T660">опция</text:span><text:span text:style-name="T661"><text:s/></text:span><text:span text:style-name="T662">сброса</text:span><text:span text:style-name="T663"><text:s/></text:span><text:span text:style-name="T664">прогресса</text:span><text:span text:style-name="T665">.</text:span></text:p>
      <text:p text:style-name="P22"><text:span text:style-name="T666">Пользовательский</text:span><text:span text:style-name="T667"><text:s/></text:span><text:span text:style-name="T668">интерфейс</text:span><text:span text:style-name="T669">:</text:span><text:span text:style-name="T670"> </text:span><text:span text:style-name="T671">Интерфейс</text:span><text:span text:style-name="T672"><text:s/></text:span><text:span text:style-name="T673">должен</text:span><text:span text:style-name="T674"><text:s/></text:span><text:span text:style-name="T675">быть</text:span><text:span text:style-name="T676"><text:s/></text:span><text:span text:style-name="T677">интуитивно</text:span><text:span text:style-name="T678"><text:s/></text:span><text:span text:style-name="T679">понятным</text:span><text:span text:style-name="T680">.<text:s/></text:span><text:span text:style-name="T681">Кнопки</text:span><text:span text:style-name="T682"><text:s/></text:span><text:span text:style-name="T683">покупки</text:span><text:span text:style-name="T684"><text:s/></text:span><text:span text:style-name="T685">меняют</text:span><text:span text:style-name="T686"><text:s/></text:span><text:span text:style-name="T687">состояние</text:span><text:span text:style-name="T688"><text:s/>(</text:span><text:span text:style-name="T689">активна</text:span><text:span text:style-name="T690">/</text:span><text:span text:style-name="T691">неактивна</text:span><text:span text:style-name="T692">)<text:s/></text:span><text:span text:style-name="T693">в</text:span><text:span text:style-name="T694"><text:s/></text:span><text:span text:style-name="T695">зависимости</text:span><text:span text:style-name="T696"><text:s/></text:span><text:span text:style-name="T697">от</text:span><text:span text:style-name="T698"><text:s/></text:span><text:span text:style-name="T699">баланса</text:span><text:span text:style-name="T700">.<text:s/></text:span><text:span text:style-name="T701">Все</text:span><text:span text:style-name="T702"><text:s/></text:span><text:span text:style-name="T703">числовые</text:span><text:span text:style-name="T704"><text:s/></text:span><text:span text:style-name="T705">значения</text:span><text:span text:style-name="T706"><text:s/></text:span><text:span text:style-name="T707">форматируются</text:span><text:span text:style-name="T708"><text:s/></text:span><text:span text:style-name="T709">для</text:span><text:span text:style-name="T710"><text:s/></text:span><text:span text:style-name="T711">удобного</text:span><text:span text:style-name="T712"><text:s/></text:span><text:span text:style-name="T713">чтения</text:span><text:span text:style-name="T714">.</text:span></text:p>
      <text:p text:style-name="P23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4"><text:span text:style-name="T715"/></text:p>
      <text:p text:style-name="P25"><text:span text:style-name="T715"/></text:p>
      <text:p text:style-name="P26"><text:span text:style-name="T716">Этапы</text:span><text:span text:style-name="T717"><text:s/></text:span><text:span text:style-name="T718">выполнения</text:span><text:span text:style-name="T719"><text:s/></text:span><text:span text:style-name="T720">проекта</text:span></text:p>
      <text:p text:style-name="P27"><text:span text:style-name="T721">Этап</text:span><text:span text:style-name="T722"><text:s/>1:<text:s/></text:span><text:span text:style-name="T723">Постановка</text:span><text:span text:style-name="T724"><text:s/></text:span><text:span text:style-name="T725">задачи</text:span><text:span text:style-name="T726"><text:s/></text:span></text:p>
      <text:list text:style-name="L28">
        <text:list-item>
          <text:p text:style-name="P28"><text:span text:style-name="T727">Определение</text:span><text:span text:style-name="T728"><text:s/></text:span><text:span text:style-name="T729">темы</text:span><text:span text:style-name="T730"><text:s/></text:span><text:span text:style-name="T731">и</text:span><text:span text:style-name="T732"><text:s/></text:span><text:span text:style-name="T733">целей</text:span></text:p>
        </text:list-item>
        <text:list-item>
          <text:p text:style-name="P28"><text:span text:style-name="T733">Формирование</text:span><text:span text:style-name="T734"><text:s/></text:span><text:span text:style-name="T735">команды</text:span><text:span text:style-name="T736"><text:s/></text:span><text:span text:style-name="T737">и</text:span><text:span text:style-name="T738"><text:s/></text:span><text:span text:style-name="T739">ролей</text:span></text:p>
        </text:list-item>
        <text:list-item>
          <text:p text:style-name="P28"><text:span text:style-name="T739">Составление</text:span><text:span text:style-name="T740"><text:s/></text:span><text:span text:style-name="T741">ТЗ</text:span><text:span text:style-name="T742"><text:s/></text:span><text:span text:style-name="T743">по</text:span><text:span text:style-name="T744"><text:s/></text:span><text:span text:style-name="T745">ГОСТ</text:span></text:p>
        </text:list-item>
        <text:list-item>
          <text:p text:style-name="P28"><text:span text:style-name="T745">Выбор</text:span><text:span text:style-name="T746"><text:s/></text:span><text:span text:style-name="T747">методологии</text:span><text:span text:style-name="T748"><text:s/>Agile/Scrum</text:span></text:p>
        </text:list-item>
      </text:list>
      <text:p text:style-name="P29"><text:span text:style-name="T749">Этап</text:span><text:span text:style-name="T750"><text:s/>2:<text:s/></text:span><text:span text:style-name="T751">Проектирование</text:span><text:span text:style-name="T752"><text:s/></text:span><text:span text:style-name="T753">и</text:span><text:span text:style-name="T754"><text:s/></text:span><text:span text:style-name="T755">подготовка</text:span><text:span text:style-name="T756"><text:s/></text:span></text:p>
      <text:list text:style-name="L30">
        <text:list-item>
          <text:p text:style-name="P30"><text:span text:style-name="T757">Разработка</text:span><text:span text:style-name="T758"><text:s/></text:span><text:span text:style-name="T759">архитектуры</text:span></text:p>
        </text:list-item>
        <text:list-item>
          <text:p text:style-name="P30"><text:span text:style-name="T759">Проектирование</text:span><text:span text:style-name="T760"><text:s/></text:span><text:span text:style-name="T761">БД</text:span></text:p>
        </text:list-item>
      </text:list>
      <text:p text:style-name="P31"><text:span text:style-name="T762"/></text:p>
      <text:p text:style-name="P32"><text:span text:style-name="T763">Этап</text:span><text:span text:style-name="T764"><text:s/>3:<text:s/></text:span><text:span text:style-name="T765">Реализация</text:span><text:span text:style-name="T766"><text:s/></text:span><text:span text:style-name="T767">и</text:span><text:span text:style-name="T768"><text:s/></text:span><text:span text:style-name="T769">интеграция</text:span><text:span text:style-name="T770"><text:s/></text:span></text:p>
      <text:list text:style-name="L33">
        <text:list-item>
          <text:p text:style-name="P33"><text:span text:style-name="T771">Backend<text:s/></text:span><text:span text:style-name="T772">разработка</text:span></text:p>
        </text:list-item>
        <text:list-item>
          <text:p text:style-name="P33"><text:span text:style-name="T773">Frontend (Telegram bot)</text:span></text:p>
        </text:list-item>
      </text:list>
      <text:p text:style-name="P34"><text:span text:style-name="T774">Этап</text:span><text:span text:style-name="T775"><text:s/>4:<text:s/></text:span><text:span text:style-name="T776">Тестирование</text:span><text:span text:style-name="T777"><text:s/></text:span><text:span text:style-name="T778">и</text:span><text:span text:style-name="T779"><text:s/></text:span><text:span text:style-name="T780">внедрение</text:span><text:span text:style-name="T781"><text:s/></text:span></text:p>
      <text:list text:style-name="L35">
        <text:list-item>
          <text:p text:style-name="P35"><text:span text:style-name="T782">Комплексное</text:span><text:span text:style-name="T783"><text:s/></text:span><text:span text:style-name="T784">тестирование</text:span></text:p>
        </text:list-item>
        <text:list-item>
          <text:p text:style-name="P35"><text:span text:style-name="T784">Исправление</text:span><text:span text:style-name="T785"><text:s/></text:span><text:span text:style-name="T786">ошибок</text:span><text:span text:style-name="T787"><text:line-break/></text:span></text:p>
        </text:list-item>
      </text:list>
      <text:p text:style-name="P36"><text:span text:style-name="T7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